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49459" officeooo:paragraph-rsid="00049459"/>
    </style:style>
    <style:style style:name="P2" style:family="paragraph" style:parent-style-name="Standard">
      <style:text-properties officeooo:rsid="00067df6" officeooo:paragraph-rsid="00067df6"/>
    </style:style>
    <style:style style:name="P3" style:family="paragraph" style:parent-style-name="Standard">
      <style:text-properties fo:font-weight="bold" officeooo:rsid="00049459" officeooo:paragraph-rsid="00049459" style:font-weight-asian="bold" style:font-weight-complex="bold"/>
    </style:style>
    <style:style style:name="P4" style:family="paragraph" style:parent-style-name="Standard">
      <style:text-properties fo:font-weight="bold" officeooo:rsid="00067df6" officeooo:paragraph-rsid="00067df6" style:font-weight-asian="bold" style:font-weight-complex="bold"/>
    </style:style>
    <style:style style:name="P5" style:family="paragraph" style:parent-style-name="Standard">
      <style:text-properties officeooo:rsid="0007d42a" officeooo:paragraph-rsid="0007d4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re are 10 test cases.</text:p>
      <text:p text:style-name="P1">Each test case is 1000 rounds of game.</text:p>
      <text:p text:style-name="P1">Test cased is generate random by computer</text:p>
      <text:p text:style-name="P1"/>
      <text:p text:style-name="P1"/>
      <text:p text:style-name="P1"/>
      <text:p text:style-name="P3">cardwinlog0.csv to cardwinlog9.csv</text:p>
      <text:p text:style-name="P1"/>
      <text:p text:style-name="P1">show what player have at begin of each round.</text:p>
      <text:p text:style-name="P1">Player 0 have 6 cards</text:p>
      <text:p text:style-name="P1">Player 1 to player 4 have 5 cards each</text:p>
      <text:p text:style-name="P1">Pair: number of pair each player have</text:p>
      <text:p text:style-name="P1">Win: if player win that round it is 1 else 0</text:p>
      <text:p text:style-name="P2"/>
      <text:p text:style-name="P2"/>
      <text:p text:style-name="P1"/>
      <text:p text:style-name="P3">pair0.csv to pair9.csv </text:p>
      <text:p text:style-name="P2">Freq player get that number of pair in beginning hand.</text:p>
      <text:p text:style-name="P2">First row is no pair</text:p>
      <text:p text:style-name="P2">Second row is 1 pair</text:p>
      <text:p text:style-name="P2">Third row is 2 pair</text:p>
      <text:p text:style-name="P2">Fourth row is 3 pair</text:p>
      <text:p text:style-name="P2"/>
      <text:p text:style-name="P2">Example: </text:p>
      <text:p text:style-name="P5">"player 0 get","player 1 get","player 2 get","player 3 get","player 4 get","player 5 get"</text:p>
      <text:p text:style-name="P5">373,570,551,545,568,530</text:p>
      <text:p text:style-name="P5">492,386,423,415,399,432</text:p>
      <text:p text:style-name="P5">134,44,26,40,33,38</text:p>
      <text:p text:style-name="P5">1,0,0,0,0,0</text:p>
      <text:p text:style-name="P2"/>
      <text:p text:style-name="P2">Player 0 get 0 pair for 373 round, 1 pair for 492 round, 2 pair for 134 round, 3 pair for 1 round</text:p>
      <text:p text:style-name="P2"/>
      <text:p text:style-name="P2"/>
      <text:p text:style-name="P2"/>
      <text:p text:style-name="P4">pairwin0.csv to pairwin9.csv</text:p>
      <text:p text:style-name="P2">Freq player win with that number of pair in beginning hand.</text:p>
      <text:p text:style-name="P2">Example</text:p>
      <text:p text:style-name="P5">"player 0 win","player 1 win","player 2 win","player 3 win","player 4 win","player 5 win"</text:p>
      <text:p text:style-name="P5">34,70,69,68,65,56</text:p>
      <text:p text:style-name="P5">104,91,98,67,72,84</text:p>
      <text:p text:style-name="P5">49,24,10,16,8,13</text:p>
      <text:p text:style-name="P5">1,0,0,0,0,0</text:p>
      <text:p text:style-name="P1"/>
      <text:p text:style-name="P2">Player 0 win in 34 round which he get no pair at beginning.</text:p>
      <text:p text:style-name="P2"><text:tab/><text:tab/>104<text:tab/><text:tab/><text:tab/><text:tab/>1</text:p>
      <text:p text:style-name="P2"><text:tab/><text:tab/>49<text:tab/><text:tab/><text:tab/><text:tab/>2</text:p>
      <text:p text:style-name="P2"><text:tab/><text:tab/>1<text:tab/><text:tab/><text:tab/><text:tab/>3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M26S</meta:editing-duration>
    <meta:editing-cycles>6</meta:editing-cycles>
    <meta:generator>LibreOffice/4.4.0.3$Windows_x86 LibreOffice_project/de093506bcdc5fafd9023ee680b8c60e3e0645d7</meta:generator>
    <dc:date>2015-02-26T18:48:49.150000000</dc:date>
    <meta:document-statistic meta:table-count="0" meta:image-count="0" meta:object-count="0" meta:page-count="1" meta:paragraph-count="34" meta:word-count="189" meta:character-count="1079" meta:non-whitespace-character-count="907"/>
    <meta:user-defined meta:name="Info 1"/>
    <meta:user-defined meta:name="Info 2"/>
    <meta:user-defined meta:name="Info 3"/>
    <meta:user-defined meta:name="Info 4"/>
  </office:meta>
</office:document-meta>
</file>